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66cm" fo:min-width="5.31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1cm" fo:min-width="1.76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984cm"/>
    </style:style>
    <style:style style:name="gr4" style:family="graphic" style:parent-style-name="objectwithoutfill">
      <style:graphic-properties svg:stroke-color="#000000" draw:marker-end="Arrow" draw:marker-end-width="0.3cm" draw:fill="solid" draw:fill-color="#ffffff" draw:textarea-vertical-align="middle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custom-shape draw:style-name="gr1" draw:text-style-name="P2" draw:layer="layout" svg:width="6cm" svg:height="1.9cm" svg:x="4.8cm" svg:y="3.1cm">
            <text:p text:style-name="P1">外部进程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6cm" svg:height="1.9cm" svg:x="23.8cm" svg:y="3.1cm">
            <text:p text:style-name="P1">目标JVM进程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4.3cm" svg:height="1.2cm" svg:x="15cm" svg:y="3.4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3" draw:text-style-name="P2" draw:layer="layout" svg:width="3.1cm" svg:height="1.2cm" svg:x="11.3cm" svg:y="3.4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2" draw:layer="layout" svg:width="3.1cm" svg:height="1.2cm" svg:x="20cm" svg:y="3.4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4" draw:text-style-name="P3" draw:layer="layout" svg:x1="11.2cm" svg:y1="3.2cm" svg:x2="23.8cm" svg:y2="3.2cm">
            <text:p text:style-name="P1">1. 下发命令</text:p>
            <text:p text:style-name="P1"/>
          </draw:line>
          <draw:line draw:style-name="gr5" draw:text-style-name="P3" draw:layer="layout" svg:x1="23.8cm" svg:y1="5cm" svg:x2="11cm" svg:y2="5cm">
            <text:p/>
          </draw:line>
          <draw:frame draw:style-name="gr6" draw:text-style-name="P4" draw:layer="layout" svg:width="3.713cm" svg:height="1.17cm" svg:x="15.7cm" svg:y="5cm">
            <draw:text-box>
              <text:p>2.返回信息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3:46:19.960698282</meta:creation-date>
    <meta:generator>LibreOffice/6.3.6.2$Linux_X86_64 LibreOffice_project/30$Build-2</meta:generator>
    <dc:date>2020-06-17T15:35:46.290034792</dc:date>
    <meta:editing-duration>PT2M20S</meta:editing-duration>
    <meta:editing-cycles>1</meta:editing-cycles>
    <meta:document-statistic meta:object-count="9"/>
  </office:meta>
</office:document-meta>
</file>